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Standard">
      <style:paragraph-properties fo:text-align="end" style:justify-single-word="false"/>
      <style:text-properties style:language-asian="ko" style:country-asian="K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map</text:p>
      <text:p text:style-name="P1">Tankards Associates</text:p>
      <text:p text:style-name="P1"/>
      <text:p text:style-name="P1">Index</text:p>
      <text:p text:style-name="P1"/>
      <text:p text:style-name="P1">About Us</text:p>
      <text:p text:style-name="P1"><text:tab/>Firm History</text:p>
      <text:p text:style-name="P1"><text:tab/>Referrals / media</text:p>
      <text:p text:style-name="P2"><text:tab/></text:p>
      <text:p text:style-name="P1">What We Do</text:p>
      <text:p text:style-name="P1"><text:tab/>Area of practice</text:p>
      <text:p text:style-name="P1"><text:tab/>Past Cases</text:p>
      <text:p text:style-name="P1"><text:tab/></text:p>
      <text:p text:style-name="P1">Contacts</text:p>
      <text:p text:style-name="P1"><text:tab/>Map/ Address</text:p>
      <text:p text:style-name="P1"><text:tab/>Tel/Fax</text:p>
      <text:p text:style-name="P1"><text:tab/></text:p>
      <text:p text:style-name="P1">FAQ</text:p>
      <text:p text:style-name="P1"/>
      <text:p text:style-name="P1"/>
      <text:p text:style-name="P1">Site Content:</text:p>
      <text:p text:style-name="P1">team page</text:p>
      <text:p text:style-name="P1">News/blogs</text:p>
      <text:p text:style-name="P1">Take Action (start here)</text:p>
      <text:p text:style-name="P1">Clients (importa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4T13:17:17.94</meta:creation-date>
    <meta:document-statistic meta:table-count="0" meta:image-count="0" meta:object-count="0" meta:page-count="1" meta:paragraph-count="21" meta:word-count="35" meta:character-count="218"/>
    <dc:date>2016-03-24T15:57:04.93</dc:date>
    <meta:editing-duration>PT1H30M48S</meta:editing-duration>
    <meta:editing-cycles>1</meta:editing-cycles>
    <meta:generator>OpenOffice/4.1.2$Win32 OpenOffice.org_project/412m3$Build-9782</meta:generator>
  </office:meta>
</office:document-meta>
</file>